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  <style:style style:name="P127" style:parent-style-name="Standard" style:family="paragraph"/>
    <style:style style:name="T128" style:parent-style-name="DefaultParagraphFont" style:family="text">
      <style:text-properties fo:language="bg" fo:country="BG"/>
    </style:style>
    <style:style style:name="T129" style:parent-style-name="DefaultParagraphFont" style:family="text">
      <style:text-properties fo:language="en" fo:country="GB"/>
    </style:style>
    <style:style style:name="P130" style:parent-style-name="Standard" style:family="paragraph"/>
    <style:style style:name="T131" style:parent-style-name="DefaultParagraphFont" style:family="text">
      <style:text-properties fo:language="bg" fo:country="BG"/>
    </style:style>
    <style:style style:name="P132" style:parent-style-name="Standard" style:family="paragraph"/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P135" style:parent-style-name="Standard" style:family="paragraph"/>
    <style:style style:name="T136" style:parent-style-name="DefaultParagraphFont" style:family="text">
      <style:text-properties fo:language="bg" fo:country="BG"/>
    </style:style>
    <style:style style:name="T137" style:parent-style-name="DefaultParagraphFont" style:family="text">
      <style:text-properties fo:language="en" fo:country="GB"/>
    </style:style>
    <style:style style:name="P138" style:parent-style-name="Standard" style:family="paragraph">
      <style:text-properties fo:language="bg" fo:country="BG"/>
    </style:style>
    <style:style style:name="P139" style:parent-style-name="Standard" style:family="paragraph"/>
    <style:style style:name="T140" style:parent-style-name="Hyperlink" style:family="text">
      <style:text-properties fo:language="bg" fo:country="BG"/>
    </style:style>
    <style:style style:name="T141" style:parent-style-name="DefaultParagraphFont" style:family="text">
      <style:text-properties fo:language="bg" fo:country="BG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anguage="bg" fo:country="BG"/>
    </style:style>
    <style:style style:name="P144" style:parent-style-name="Standard" style:family="paragraph"/>
    <style:style style:name="T145" style:parent-style-name="DefaultParagraphFont" style:family="text">
      <style:text-properties fo:language="bg" fo:country="BG"/>
    </style:style>
    <style:style style:name="T146" style:parent-style-name="DefaultParagraphFont" style:family="text">
      <style:text-properties fo:language="en" fo:country="GB"/>
    </style:style>
    <style:style style:name="P147" style:parent-style-name="Standard" style:family="paragraph"/>
    <style:style style:name="T148" style:parent-style-name="DefaultParagraphFont" style:family="text">
      <style:text-properties fo:language="bg" fo:country="BG"/>
    </style:style>
    <style:style style:name="T149" style:parent-style-name="Hyperlink" style:family="text">
      <style:text-properties fo:language="bg" fo:country="BG"/>
    </style:style>
    <style:style style:name="T150" style:parent-style-name="DefaultParagraphFont" style:family="text">
      <style:text-properties fo:language="bg" fo:country="BG"/>
    </style:style>
    <style:style style:name="T151" style:parent-style-name="Hyperlink" style:family="text">
      <style:text-properties fo:color="#245DC1" fo:font-size="10pt" style:font-size-asian="10pt" style:font-size-complex="10pt" fo:background-color="#FFFFFF"/>
    </style:style>
    <style:style style:name="T152" style:parent-style-name="DefaultParagraphFont" style:family="text">
      <style:text-properties fo:language="bg" fo:country="BG"/>
    </style:style>
    <style:style style:name="T153" style:parent-style-name="DefaultParagraphFont" style:family="text">
      <style:text-properties fo:color="#444444" fo:font-size="10pt" style:font-size-asian="10pt" style:font-size-complex="10pt" fo:background-color="#FFFFFF"/>
    </style:style>
    <style:style style:name="T154" style:parent-style-name="DefaultParagraphFont" style:family="text">
      <style:text-properties fo:language="bg" fo:country="BG"/>
    </style:style>
    <style:style style:name="T155" style:parent-style-name="DefaultParagraphFont" style:family="text">
      <style:text-properties fo:language="en" fo:country="GB"/>
    </style:style>
    <style:style style:name="T156" style:parent-style-name="DefaultParagraphFont" style:family="text">
      <style:text-properties fo:language="bg" fo:country="BG"/>
    </style:style>
    <style:style style:name="T157" style:parent-style-name="DefaultParagraphFont" style:family="text">
      <style:text-properties fo:language="en" fo:country="GB"/>
    </style:style>
    <style:style style:name="P158" style:parent-style-name="Standard" style:family="paragraph"/>
    <style:style style:name="T159" style:parent-style-name="DefaultParagraphFont" style:family="text">
      <style:text-properties fo:language="bg" fo:country="BG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anguage="bg" fo:country="BG"/>
    </style:style>
    <style:style style:name="T162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2021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  <text:list-item>
          <text:p text:style-name="P127"><text:a xlink:href="https://github.com/shreyasbhatia09/StructuredLight/tree/2122eeccec411d5face4d5485c62c53df3d4fd91" office:target-frame-name="_top" xlink:show="replace"><text:span text:style-name="Hyperlink">https://github.com/shreyasbhatia09/StructuredLight/tree/2122eeccec411d5face4d5485c62c53df3d4fd91</text:span></text:a><text:s/>-<text:s/><text:span text:style-name="T128">Репозитори с реконструкция от<text:s/></text:span><text:span text:style-name="T129">binary code</text:span></text:p>
        </text:list-item>
      </text:list>
      <text:p text:style-name="Standard">17.01</text:p>
      <text:list text:style-name="LFO10" text:continue-numbering="true">
        <text:list-item>
          <text:p text:style-name="P130"><text:a xlink:href="https://github.com/giulioz/laser-scanning" office:target-frame-name="_top" xlink:show="replace"><text:span text:style-name="Hyperlink">https://github.com/giulioz/laser-scanning</text:span></text:a><text:s/>-<text:s/><text:span text:style-name="T131">проект за 3д сканиране с лазер</text:span></text:p>
        </text:list-item>
        <text:list-item>
          <text:p text:style-name="P132"><text:a xlink:href="https://github.com/prateekroy/Computer-Vision/tree/master/HW5" office:target-frame-name="_top" xlink:show="replace"><text:span text:style-name="Hyperlink">https://github.com/prateekroy/Computer-Vision/tree/master/HW5</text:span></text:a><text:span text:style-name="T133"><text:s/>- домашно за 3д реконструкция чрез скани</text:span><text:span text:style-name="T134">ране със структурирана светлина.</text:span></text:p>
        </text:list-item>
        <text:list-item>
          <text:p text:style-name="P135"><text:a xlink:href="https://github.com/pranavkantgaur/3dscan" office:target-frame-name="_top" xlink:show="replace"><text:span text:style-name="Hyperlink">https://github.com/pranavkantgaur/3dscan</text:span></text:a><text:span text:style-name="T136"><text:s/>- скенер на<text:s/></text:span><text:span text:style-name="T137">C++</text:span></text:p>
        </text:list-item>
      </text:list>
      <text:p text:style-name="P138">18.01</text:p>
      <text:list text:style-name="LFO11" text:continue-numbering="true">
        <text:list-item>
          <text:p text:style-name="P139"><text:a xlink:href="https://www.reddit.com/r/photogrammetry/comments/mpme1v/using_meshroom_as_a_lib_in_python/" office:target-frame-name="_top" xlink:show="replace"><text:span text:style-name="T140">https://www.reddit.com/r/photogrammetry/comments/mpme1v/using_meshroom_as_a_lib_in_python/</text:span></text:a><text:span text:style-name="T141"><text:s/>- Програми за фотограметрия, които са подходящи за използване през<text:s/></text:span><text:span text:style-name="T142">command line.</text:span><text:span text:style-name="T143"><text:s/></text:span></text:p>
        </text:list-item>
        <text:list-item>
          <text:p text:style-name="P144"><text:a xlink:href="https://meshroom-manual.readthedocs.io/_/downloads/en/latest/pdf/" office:target-frame-name="_top" xlink:show="replace"><text:span text:style-name="Hyperlink">https://meshroom-manual.readthedocs.io/_/downloads/en/latest/pdf/</text:span></text:a><text:span text:style-name="T145"><text:s/>- документация на<text:s/></text:span><text:span text:style-name="T146">meshroom 2021</text:span></text:p>
        </text:list-item>
      </text:list>
      <text:p text:style-name="Standard">21.01</text:p>
      <text:list text:style-name="LFO12" text:continue-numbering="true">
        <text:list-item>
          <text:p text:style-name="P147"><text:a xlink:href="https://www.instructables.com/Structured-Light-3D-Scanning/" office:target-frame-name="_top" xlink:show="replace"><text:span text:style-name="Hyperlink">https://www.instructables.com/Structured-Light-3D-Scanning/</text:span></text:a><text:s/><text:span text:style-name="T148">и<text:s/></text:span><text:a xlink:href="https://code.google.com/archive/p/structured-light/downloads" office:target-frame-name="_top" xlink:show="replace"><text:span text:style-name="T149">https://code.google.com/archive/p/structured-light/downloads</text:span></text:a><text:span text:style-name="T150"><text:s/>– От вторият линк свалих<text:s/></text:span><text:a xlink:href="https://storage.googleapis.com/google-code-archive-downloads/v2/code.google.com/structured-light/ThreePhase-1-win.zip" office:target-frame-name="_top" xlink:show="replace"><text:span text:style-name="T151">ThreePhase-1-win.zip</text:span></text:a><text:span text:style-name="T152"><text:s/>от<text:s/></text:span><text:span text:style-name="T153">Dec 29, 2009</text:span><text:span text:style-name="T154">. Примерен код на<text:s/></text:span><text:span text:style-name="T155">java<text:s/></text:span><text:span text:style-name="T156">за фазово отметстване. Резултатът е<text:s/></text:span><text:span text:style-name="T157">point cloud.</text:span></text:p>
        </text:list-item>
      </text:list>
      <text:p text:style-name="Standard">22.01</text:p>
      <text:list text:style-name="LFO13" text:continue-numbering="true">
        <text:list-item>
          <text:p text:style-name="P158"><text:a xlink:href="https://gist.github.com/Shreeyak/9a4948891541cb32b501d058db227fff" office:target-frame-name="_top" xlink:show="replace"><text:span text:style-name="Hyperlink">https://gist.github.com/Shreeyak/9a4948891541cb32b501d058db227fff</text:span></text:a><text:s/>-<text:s/><text:span text:style-name="T159">Пример как да запиша<text:s/></text:span><text:span text:style-name="T160">.ply<text:s/></text:span><text:span text:style-name="T161">файл и евентуално как да приложа параметрите<text:s/></text:span><text:span text:style-name="T162">от калибрирането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2-01-22T19:47:00Z</dc:date>
    <meta:template xlink:href="Normal" xlink:type="simple"/>
    <meta:editing-cycles>32</meta:editing-cycles>
    <meta:editing-duration>PT2748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2" meta:word-count="1663" meta:character-count="11125" meta:row-count="79" meta:non-whitespace-character-count="9484"/>
  </office:meta>
</office:document-meta>
</file>